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=13.5" table:style-name="ta1">
        <table:shapes>
          <draw:frame draw:z-index="0" draw:style-name="gr1" draw:text-style-name="P1" svg:width="7.7035in" svg:height="4.7736in" svg:x="2.676in" svg:y="1.7335in">
            <draw:object draw:notify-on-update-of-ranges="'p=13.5'.B2:'p=13.5'.B940 'p=13.5'.A2:'p=13.5'.A9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13.5" calcext:value-type="float">
            <text:p>13.5</text:p>
          </table:table-cell>
          <table:table-cell table:formula="of:=[.E2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0.6 * ku</text:p>
          </table:table-cell>
          <table:table-cell table:formula="of:=0.6*[.$F2]"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.2 * ku / p</text:p>
          </table:table-cell>
          <table:table-cell table:formula="of:=1.2*[.F2]/[.G7]" office:value-type="float" office:value="10.7142857142857" calcext:value-type="float">
            <text:p>10.714285714285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string" calcext:value-type="string">
            <text:p>0.075 * ku * pu</text:p>
          </table:table-cell>
          <table:table-cell table:formula="of:=0.075*[.F2]*[.G7]" office:value-type="float" office:value="1.5309" calcext:value-type="float">
            <text:p>1.530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u</text:p>
          </table:table-cell>
          <table:table-cell table:style-name="Default" office:value-type="float" office:value="2223" calcext:value-type="float">
            <text:p>2223</text:p>
          </table:table-cell>
          <table:table-cell table:formula="of:=([.E8]-[.E7])/10" office:value-type="float" office:value="151.2" calcext:value-type="float">
            <text:p>151.2</text:p>
          </table:table-cell>
          <table:table-cell table:formula="of:=[.F7]*0.01"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style-name="Default"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1" calcext:value-type="float">
            <text:p>80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9" calcext:value-type="float">
            <text:p>10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3" calcext:value-type="float">
            <text:p>11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6" calcext:value-type="float">
            <text:p>111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9" calcext:value-type="float">
            <text:p>11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3" calcext:value-type="float">
            <text:p>114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96" calcext:value-type="float">
            <text:p>119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9" calcext:value-type="float">
            <text:p>120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3" calcext:value-type="float">
            <text:p>122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6" calcext:value-type="float">
            <text:p>123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0" calcext:value-type="float">
            <text:p>125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2" calcext:value-type="float">
            <text:p>126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74" calcext:value-type="float">
            <text:p>127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6" calcext:value-type="float">
            <text:p>12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9" calcext:value-type="float">
            <text:p>129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3" calcext:value-type="float">
            <text:p>13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5" calcext:value-type="float">
            <text:p>13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8" calcext:value-type="float">
            <text:p>134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2" calcext:value-type="float">
            <text:p>13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84" calcext:value-type="float">
            <text:p>13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7" calcext:value-type="float">
            <text:p>13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9" calcext:value-type="float">
            <text:p>14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1" calcext:value-type="float">
            <text:p>142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3" calcext:value-type="float">
            <text:p>143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6" calcext:value-type="float">
            <text:p>144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8" calcext:value-type="float">
            <text:p>145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0" calcext:value-type="float">
            <text:p>147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2" calcext:value-type="float">
            <text:p>148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5" calcext:value-type="float">
            <text:p>149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7" calcext:value-type="float">
            <text:p>150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19" calcext:value-type="float">
            <text:p>151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31" calcext:value-type="float">
            <text:p>15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" calcext:value-type="float">
            <text:p>15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6" calcext:value-type="float">
            <text:p>15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8" calcext:value-type="float">
            <text:p>15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0" calcext:value-type="float">
            <text:p>158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3" calcext:value-type="float">
            <text:p>159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5" calcext:value-type="float">
            <text:p>16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7" calcext:value-type="float">
            <text:p>161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2" calcext:value-type="float">
            <text:p>164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6" calcext:value-type="float">
            <text:p>166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8" calcext:value-type="float">
            <text:p>167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1" calcext:value-type="float">
            <text:p>16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3" calcext:value-type="float">
            <text:p>170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5" calcext:value-type="float">
            <text:p>171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9" calcext:value-type="float">
            <text:p>172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42" calcext:value-type="float">
            <text:p>174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55" calcext:value-type="float">
            <text:p>175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69" calcext:value-type="float">
            <text:p>176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82" calcext:value-type="float">
            <text:p>178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5" calcext:value-type="float">
            <text:p>179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9" calcext:value-type="float">
            <text:p>180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22" calcext:value-type="float">
            <text:p>182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35" calcext:value-type="float">
            <text:p>183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49" calcext:value-type="float">
            <text:p>184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62" calcext:value-type="float">
            <text:p>18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6" calcext:value-type="float">
            <text:p>187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89" calcext:value-type="float">
            <text:p>188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2" calcext:value-type="float">
            <text:p>190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16" calcext:value-type="float">
            <text:p>19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9" calcext:value-type="float">
            <text:p>19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42" calcext:value-type="float">
            <text:p>194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6" calcext:value-type="float">
            <text:p>195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69" calcext:value-type="float">
            <text:p>196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82" calcext:value-type="float">
            <text:p>198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63" calcext:value-type="float">
            <text:p>206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76" calcext:value-type="float">
            <text:p>207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9" calcext:value-type="float">
            <text:p>208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03" calcext:value-type="float">
            <text:p>210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16" calcext:value-type="float">
            <text:p>211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43" calcext:value-type="float">
            <text:p>214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56" calcext:value-type="float">
            <text:p>215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0" calcext:value-type="float">
            <text:p>217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83" calcext:value-type="float">
            <text:p>21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96" calcext:value-type="float">
            <text:p>219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10" calcext:value-type="float">
            <text:p>221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23" calcext:value-type="float">
            <text:p>22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36" calcext:value-type="float">
            <text:p>223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50" calcext:value-type="float">
            <text:p>225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3" calcext:value-type="float">
            <text:p>226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77" calcext:value-type="float">
            <text:p>227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0" calcext:value-type="float">
            <text:p>229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3" calcext:value-type="float">
            <text:p>230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17" calcext:value-type="float">
            <text:p>231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30" calcext:value-type="float">
            <text:p>233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43" calcext:value-type="float">
            <text:p>234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57" calcext:value-type="float">
            <text:p>235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70" calcext:value-type="float">
            <text:p>237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83" calcext:value-type="float">
            <text:p>238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97" calcext:value-type="float">
            <text:p>239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10" calcext:value-type="float">
            <text:p>241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4" calcext:value-type="float">
            <text:p>242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50" calcext:value-type="float">
            <text:p>245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4" calcext:value-type="float">
            <text:p>246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77" calcext:value-type="float">
            <text:p>247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90" calcext:value-type="float">
            <text:p>249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4" calcext:value-type="float">
            <text:p>250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17" calcext:value-type="float">
            <text:p>251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30" calcext:value-type="float">
            <text:p>253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44" calcext:value-type="float">
            <text:p>254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7" calcext:value-type="float">
            <text:p>255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1" calcext:value-type="float">
            <text:p>257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84" calcext:value-type="float">
            <text:p>258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97" calcext:value-type="float">
            <text:p>259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11" calcext:value-type="float">
            <text:p>261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4" calcext:value-type="float">
            <text:p>262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37" calcext:value-type="float">
            <text:p>263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51" calcext:value-type="float">
            <text:p>265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64" calcext:value-type="float">
            <text:p>266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78" calcext:value-type="float">
            <text:p>267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91" calcext:value-type="float">
            <text:p>269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04" calcext:value-type="float">
            <text:p>270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8" calcext:value-type="float">
            <text:p>271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44" calcext:value-type="float">
            <text:p>27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58" calcext:value-type="float">
            <text:p>275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71" calcext:value-type="float">
            <text:p>277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84" calcext:value-type="float">
            <text:p>278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98" calcext:value-type="float">
            <text:p>27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11" calcext:value-type="float">
            <text:p>281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23" calcext:value-type="float">
            <text:p>282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36" calcext:value-type="float">
            <text:p>28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48" calcext:value-type="float">
            <text:p>28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60" calcext:value-type="float">
            <text:p>28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72" calcext:value-type="float">
            <text:p>28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5" calcext:value-type="float">
            <text:p>288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97" calcext:value-type="float">
            <text:p>28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9" calcext:value-type="float">
            <text:p>29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21" calcext:value-type="float">
            <text:p>292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4" calcext:value-type="float">
            <text:p>293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6" calcext:value-type="float">
            <text:p>29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58" calcext:value-type="float">
            <text:p>295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70" calcext:value-type="float">
            <text:p>297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3" calcext:value-type="float">
            <text:p>298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7" calcext:value-type="float">
            <text:p>300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19" calcext:value-type="float">
            <text:p>301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32" calcext:value-type="float">
            <text:p>30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44" calcext:value-type="float">
            <text:p>304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6" calcext:value-type="float">
            <text:p>30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68" calcext:value-type="float">
            <text:p>30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81" calcext:value-type="float">
            <text:p>308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93" calcext:value-type="float">
            <text:p>309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05" calcext:value-type="float">
            <text:p>310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7" calcext:value-type="float">
            <text:p>311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0" calcext:value-type="float">
            <text:p>313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2" calcext:value-type="float">
            <text:p>314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4" calcext:value-type="float">
            <text:p>31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6" calcext:value-type="float">
            <text:p>316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79" calcext:value-type="float">
            <text:p>317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1" calcext:value-type="float">
            <text:p>319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4" calcext:value-type="float">
            <text:p>32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18" calcext:value-type="float">
            <text:p>32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31" calcext:value-type="float">
            <text:p>323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6" calcext:value-type="float">
            <text:p>325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68" calcext:value-type="float">
            <text:p>326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80" calcext:value-type="float">
            <text:p>328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93" calcext:value-type="float">
            <text:p>329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7" calcext:value-type="float">
            <text:p>330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20" calcext:value-type="float">
            <text:p>332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34" calcext:value-type="float">
            <text:p>333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47" calcext:value-type="float">
            <text:p>33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60" calcext:value-type="float">
            <text:p>336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74" calcext:value-type="float">
            <text:p>337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7" calcext:value-type="float">
            <text:p>338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00" calcext:value-type="float">
            <text:p>34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14" calcext:value-type="float">
            <text:p>341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27" calcext:value-type="float">
            <text:p>342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40" calcext:value-type="float">
            <text:p>344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54" calcext:value-type="float">
            <text:p>345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67" calcext:value-type="float">
            <text:p>34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81" calcext:value-type="float">
            <text:p>348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94" calcext:value-type="float">
            <text:p>349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07" calcext:value-type="float">
            <text:p>350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21" calcext:value-type="float">
            <text:p>352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34" calcext:value-type="float">
            <text:p>353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47" calcext:value-type="float">
            <text:p>354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61" calcext:value-type="float">
            <text:p>356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74" calcext:value-type="float">
            <text:p>357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88" calcext:value-type="float">
            <text:p>358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01" calcext:value-type="float">
            <text:p>360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14" calcext:value-type="float">
            <text:p>361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28" calcext:value-type="float">
            <text:p>362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41" calcext:value-type="float">
            <text:p>364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54" calcext:value-type="float">
            <text:p>365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68" calcext:value-type="float">
            <text:p>36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81" calcext:value-type="float">
            <text:p>368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94" calcext:value-type="float">
            <text:p>369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08" calcext:value-type="float">
            <text:p>370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21" calcext:value-type="float">
            <text:p>372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35" calcext:value-type="float">
            <text:p>373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48" calcext:value-type="float">
            <text:p>374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61" calcext:value-type="float">
            <text:p>376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75" calcext:value-type="float">
            <text:p>377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88" calcext:value-type="float">
            <text:p>378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1" calcext:value-type="float">
            <text:p>380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15" calcext:value-type="float">
            <text:p>381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28" calcext:value-type="float">
            <text:p>382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41" calcext:value-type="float">
            <text:p>38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55" calcext:value-type="float">
            <text:p>385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68" calcext:value-type="float">
            <text:p>386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82" calcext:value-type="float">
            <text:p>388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95" calcext:value-type="float">
            <text:p>389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08" calcext:value-type="float">
            <text:p>390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22" calcext:value-type="float">
            <text:p>39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35" calcext:value-type="float">
            <text:p>39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48" calcext:value-type="float">
            <text:p>394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62" calcext:value-type="float">
            <text:p>396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75" calcext:value-type="float">
            <text:p>397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89" calcext:value-type="float">
            <text:p>398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2" calcext:value-type="float">
            <text:p>400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15" calcext:value-type="float">
            <text:p>40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29" calcext:value-type="float">
            <text:p>402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42" calcext:value-type="float">
            <text:p>404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55" calcext:value-type="float">
            <text:p>40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69" calcext:value-type="float">
            <text:p>406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82" calcext:value-type="float">
            <text:p>408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09" calcext:value-type="float">
            <text:p>41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22" calcext:value-type="float">
            <text:p>412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36" calcext:value-type="float">
            <text:p>413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49" calcext:value-type="float">
            <text:p>414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62" calcext:value-type="float">
            <text:p>416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76" calcext:value-type="float">
            <text:p>417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89" calcext:value-type="float">
            <text:p>41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02" calcext:value-type="float">
            <text:p>42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6" calcext:value-type="float">
            <text:p>421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9" calcext:value-type="float">
            <text:p>42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42" calcext:value-type="float">
            <text:p>424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56" calcext:value-type="float">
            <text:p>425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69" calcext:value-type="float">
            <text:p>426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3" calcext:value-type="float">
            <text:p>428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96" calcext:value-type="float">
            <text:p>429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09" calcext:value-type="float">
            <text:p>43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23" calcext:value-type="float">
            <text:p>432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36" calcext:value-type="float">
            <text:p>433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49" calcext:value-type="float">
            <text:p>434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63" calcext:value-type="float">
            <text:p>436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75" calcext:value-type="float">
            <text:p>437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87" calcext:value-type="float">
            <text:p>438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00" calcext:value-type="float">
            <text:p>44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12" calcext:value-type="float">
            <text:p>441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4" calcext:value-type="float">
            <text:p>442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36" calcext:value-type="float">
            <text:p>443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49" calcext:value-type="float">
            <text:p>444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61" calcext:value-type="float">
            <text:p>446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73" calcext:value-type="float">
            <text:p>44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85" calcext:value-type="float">
            <text:p>448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98" calcext:value-type="float">
            <text:p>449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10" calcext:value-type="float">
            <text:p>45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22" calcext:value-type="float">
            <text:p>452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34" calcext:value-type="float">
            <text:p>453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7" calcext:value-type="float">
            <text:p>45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59" calcext:value-type="float">
            <text:p>455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71" calcext:value-type="float">
            <text:p>457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83" calcext:value-type="float">
            <text:p>458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96" calcext:value-type="float">
            <text:p>459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08" calcext:value-type="float">
            <text:p>460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20" calcext:value-type="float">
            <text:p>462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32" calcext:value-type="float">
            <text:p>46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45" calcext:value-type="float">
            <text:p>46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57" calcext:value-type="float">
            <text:p>465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69" calcext:value-type="float">
            <text:p>466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81" calcext:value-type="float">
            <text:p>468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94" calcext:value-type="float">
            <text:p>469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06" calcext:value-type="float">
            <text:p>47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18" calcext:value-type="float">
            <text:p>47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0" calcext:value-type="float">
            <text:p>473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43" calcext:value-type="float">
            <text:p>47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55" calcext:value-type="float">
            <text:p>47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67" calcext:value-type="float">
            <text:p>476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79" calcext:value-type="float">
            <text:p>477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92" calcext:value-type="float">
            <text:p>479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4" calcext:value-type="float">
            <text:p>480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16" calcext:value-type="float">
            <text:p>48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28" calcext:value-type="float">
            <text:p>482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2" calcext:value-type="float">
            <text:p>48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55" calcext:value-type="float">
            <text:p>48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68" calcext:value-type="float">
            <text:p>486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82" calcext:value-type="float">
            <text:p>488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95" calcext:value-type="float">
            <text:p>489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09" calcext:value-type="float">
            <text:p>490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22" calcext:value-type="float">
            <text:p>492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35" calcext:value-type="float">
            <text:p>493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49" calcext:value-type="float">
            <text:p>494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62" calcext:value-type="float">
            <text:p>49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75" calcext:value-type="float">
            <text:p>49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9" calcext:value-type="float">
            <text:p>49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2" calcext:value-type="float">
            <text:p>50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15" calcext:value-type="float">
            <text:p>50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29" calcext:value-type="float">
            <text:p>502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42" calcext:value-type="float">
            <text:p>504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56" calcext:value-type="float">
            <text:p>505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69" calcext:value-type="float">
            <text:p>506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82" calcext:value-type="float">
            <text:p>508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96" calcext:value-type="float">
            <text:p>509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09" calcext:value-type="float">
            <text:p>510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22" calcext:value-type="float">
            <text:p>512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36" calcext:value-type="float">
            <text:p>513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49" calcext:value-type="float">
            <text:p>51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63" calcext:value-type="float">
            <text:p>516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76" calcext:value-type="float">
            <text:p>517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89" calcext:value-type="float">
            <text:p>518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03" calcext:value-type="float">
            <text:p>520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16" calcext:value-type="float">
            <text:p>521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29" calcext:value-type="float">
            <text:p>522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43" calcext:value-type="float">
            <text:p>524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56" calcext:value-type="float">
            <text:p>525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69" calcext:value-type="float">
            <text:p>526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83" calcext:value-type="float">
            <text:p>52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96" calcext:value-type="float">
            <text:p>529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10" calcext:value-type="float">
            <text:p>53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23" calcext:value-type="float">
            <text:p>53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36" calcext:value-type="float">
            <text:p>533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50" calcext:value-type="float">
            <text:p>535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63" calcext:value-type="float">
            <text:p>536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76" calcext:value-type="float">
            <text:p>537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90" calcext:value-type="float">
            <text:p>539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03" calcext:value-type="float">
            <text:p>54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16" calcext:value-type="float">
            <text:p>541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30" calcext:value-type="float">
            <text:p>543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43" calcext:value-type="float">
            <text:p>544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57" calcext:value-type="float">
            <text:p>545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70" calcext:value-type="float">
            <text:p>547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83" calcext:value-type="float">
            <text:p>548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97" calcext:value-type="float">
            <text:p>549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10" calcext:value-type="float">
            <text:p>55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23" calcext:value-type="float">
            <text:p>55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37" calcext:value-type="float">
            <text:p>553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50" calcext:value-type="float">
            <text:p>555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3" calcext:value-type="float">
            <text:p>556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77" calcext:value-type="float">
            <text:p>557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90" calcext:value-type="float">
            <text:p>559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04" calcext:value-type="float">
            <text:p>560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17" calcext:value-type="float">
            <text:p>561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30" calcext:value-type="float">
            <text:p>563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44" calcext:value-type="float">
            <text:p>564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57" calcext:value-type="float">
            <text:p>565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70" calcext:value-type="float">
            <text:p>567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84" calcext:value-type="float">
            <text:p>568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97" calcext:value-type="float">
            <text:p>569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1" calcext:value-type="float">
            <text:p>571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24" calcext:value-type="float">
            <text:p>572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37" calcext:value-type="float">
            <text:p>573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51" calcext:value-type="float">
            <text:p>575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64" calcext:value-type="float">
            <text:p>576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77" calcext:value-type="float">
            <text:p>577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91" calcext:value-type="float">
            <text:p>579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4" calcext:value-type="float">
            <text:p>580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17" calcext:value-type="float">
            <text:p>58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31" calcext:value-type="float">
            <text:p>583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44" calcext:value-type="float">
            <text:p>584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58" calcext:value-type="float">
            <text:p>58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71" calcext:value-type="float">
            <text:p>587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84" calcext:value-type="float">
            <text:p>588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98" calcext:value-type="float">
            <text:p>589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11" calcext:value-type="float">
            <text:p>59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24" calcext:value-type="float">
            <text:p>592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38" calcext:value-type="float">
            <text:p>593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51" calcext:value-type="float">
            <text:p>595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64" calcext:value-type="float">
            <text:p>596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78" calcext:value-type="float">
            <text:p>59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91" calcext:value-type="float">
            <text:p>59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5" calcext:value-type="float">
            <text:p>60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17" calcext:value-type="float">
            <text:p>601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29" calcext:value-type="float">
            <text:p>60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41" calcext:value-type="float">
            <text:p>60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54" calcext:value-type="float">
            <text:p>60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66" calcext:value-type="float">
            <text:p>606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78" calcext:value-type="float">
            <text:p>607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90" calcext:value-type="float">
            <text:p>609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03" calcext:value-type="float">
            <text:p>61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15" calcext:value-type="float">
            <text:p>61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27" calcext:value-type="float">
            <text:p>612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39" calcext:value-type="float">
            <text:p>613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52" calcext:value-type="float">
            <text:p>615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64" calcext:value-type="float">
            <text:p>616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76" calcext:value-type="float">
            <text:p>617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88" calcext:value-type="float">
            <text:p>61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1" calcext:value-type="float">
            <text:p>620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13" calcext:value-type="float">
            <text:p>62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25" calcext:value-type="float">
            <text:p>62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37" calcext:value-type="float">
            <text:p>623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50" calcext:value-type="float">
            <text:p>625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62" calcext:value-type="float">
            <text:p>626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74" calcext:value-type="float">
            <text:p>627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86" calcext:value-type="float">
            <text:p>62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99" calcext:value-type="float">
            <text:p>629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11" calcext:value-type="float">
            <text:p>631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23" calcext:value-type="float">
            <text:p>63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35" calcext:value-type="float">
            <text:p>633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48" calcext:value-type="float">
            <text:p>63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60" calcext:value-type="float">
            <text:p>63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72" calcext:value-type="float">
            <text:p>637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84" calcext:value-type="float">
            <text:p>638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97" calcext:value-type="float">
            <text:p>639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09" calcext:value-type="float">
            <text:p>64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21" calcext:value-type="float">
            <text:p>642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35" calcext:value-type="float">
            <text:p>643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48" calcext:value-type="float">
            <text:p>644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61" calcext:value-type="float">
            <text:p>64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75" calcext:value-type="float">
            <text:p>647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88" calcext:value-type="float">
            <text:p>648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1" calcext:value-type="float">
            <text:p>650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15" calcext:value-type="float">
            <text:p>65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28" calcext:value-type="float">
            <text:p>652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41" calcext:value-type="float">
            <text:p>654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55" calcext:value-type="float">
            <text:p>655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68" calcext:value-type="float">
            <text:p>656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82" calcext:value-type="float">
            <text:p>658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95" calcext:value-type="float">
            <text:p>659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8" calcext:value-type="float">
            <text:p>66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22" calcext:value-type="float">
            <text:p>662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35" calcext:value-type="float">
            <text:p>663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48" calcext:value-type="float">
            <text:p>66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62" calcext:value-type="float">
            <text:p>666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75" calcext:value-type="float">
            <text:p>66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88" calcext:value-type="float">
            <text:p>668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02" calcext:value-type="float">
            <text:p>670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15" calcext:value-type="float">
            <text:p>67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29" calcext:value-type="float">
            <text:p>672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42" calcext:value-type="float">
            <text:p>674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55" calcext:value-type="float">
            <text:p>67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9" calcext:value-type="float">
            <text:p>676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82" calcext:value-type="float">
            <text:p>678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95" calcext:value-type="float">
            <text:p>679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09" calcext:value-type="float">
            <text:p>680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22" calcext:value-type="float">
            <text:p>68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35" calcext:value-type="float">
            <text:p>68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49" calcext:value-type="float">
            <text:p>684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62" calcext:value-type="float">
            <text:p>68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6" calcext:value-type="float">
            <text:p>687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89" calcext:value-type="float">
            <text:p>688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02" calcext:value-type="float">
            <text:p>690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16" calcext:value-type="float">
            <text:p>691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29" calcext:value-type="float">
            <text:p>692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42" calcext:value-type="float">
            <text:p>694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56" calcext:value-type="float">
            <text:p>695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69" calcext:value-type="float">
            <text:p>696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83" calcext:value-type="float">
            <text:p>69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09" calcext:value-type="float">
            <text:p>700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23" calcext:value-type="float">
            <text:p>70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36" calcext:value-type="float">
            <text:p>703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49" calcext:value-type="float">
            <text:p>704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63" calcext:value-type="float">
            <text:p>706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76" calcext:value-type="float">
            <text:p>707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89" calcext:value-type="float">
            <text:p>708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03" calcext:value-type="float">
            <text:p>710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16" calcext:value-type="float">
            <text:p>711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30" calcext:value-type="float">
            <text:p>713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43" calcext:value-type="float">
            <text:p>714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6" calcext:value-type="float">
            <text:p>715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70" calcext:value-type="float">
            <text:p>717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83" calcext:value-type="float">
            <text:p>718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96" calcext:value-type="float">
            <text:p>719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10" calcext:value-type="float">
            <text:p>721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23" calcext:value-type="float">
            <text:p>72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36" calcext:value-type="float">
            <text:p>723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50" calcext:value-type="float">
            <text:p>725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63" calcext:value-type="float">
            <text:p>726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77" calcext:value-type="float">
            <text:p>727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90" calcext:value-type="float">
            <text:p>729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03" calcext:value-type="float">
            <text:p>73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17" calcext:value-type="float">
            <text:p>73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30" calcext:value-type="float">
            <text:p>733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43" calcext:value-type="float">
            <text:p>734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57" calcext:value-type="float">
            <text:p>73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70" calcext:value-type="float">
            <text:p>737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84" calcext:value-type="float">
            <text:p>738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97" calcext:value-type="float">
            <text:p>73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10" calcext:value-type="float">
            <text:p>74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24" calcext:value-type="float">
            <text:p>74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37" calcext:value-type="float">
            <text:p>743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50" calcext:value-type="float">
            <text:p>745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4" calcext:value-type="float">
            <text:p>746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77" calcext:value-type="float">
            <text:p>747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90" calcext:value-type="float">
            <text:p>749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4" calcext:value-type="float">
            <text:p>750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17" calcext:value-type="float">
            <text:p>751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31" calcext:value-type="float">
            <text:p>75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44" calcext:value-type="float">
            <text:p>754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57" calcext:value-type="float">
            <text:p>755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70" calcext:value-type="float">
            <text:p>757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82" calcext:value-type="float">
            <text:p>758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94" calcext:value-type="float">
            <text:p>759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06" calcext:value-type="float">
            <text:p>760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19" calcext:value-type="float">
            <text:p>761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31" calcext:value-type="float">
            <text:p>76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43" calcext:value-type="float">
            <text:p>764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5" calcext:value-type="float">
            <text:p>76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68" calcext:value-type="float">
            <text:p>76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80" calcext:value-type="float">
            <text:p>76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92" calcext:value-type="float">
            <text:p>76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04" calcext:value-type="float">
            <text:p>77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7" calcext:value-type="float">
            <text:p>77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9" calcext:value-type="float">
            <text:p>77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41" calcext:value-type="float">
            <text:p>77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53" calcext:value-type="float">
            <text:p>77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66" calcext:value-type="float">
            <text:p>776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78" calcext:value-type="float">
            <text:p>777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90" calcext:value-type="float">
            <text:p>779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02" calcext:value-type="float">
            <text:p>78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15" calcext:value-type="float">
            <text:p>781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27" calcext:value-type="float">
            <text:p>78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39" calcext:value-type="float">
            <text:p>78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51" calcext:value-type="float">
            <text:p>785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64" calcext:value-type="float">
            <text:p>78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76" calcext:value-type="float">
            <text:p>78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88" calcext:value-type="float">
            <text:p>788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13" calcext:value-type="float">
            <text:p>791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25" calcext:value-type="float">
            <text:p>79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7" calcext:value-type="float">
            <text:p>793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0" calcext:value-type="float">
            <text:p>795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4" calcext:value-type="float">
            <text:p>796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77" calcext:value-type="float">
            <text:p>797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91" calcext:value-type="float">
            <text:p>799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4" calcext:value-type="float">
            <text:p>800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17" calcext:value-type="float">
            <text:p>801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31" calcext:value-type="float">
            <text:p>80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44" calcext:value-type="float">
            <text:p>80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57" calcext:value-type="float">
            <text:p>805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71" calcext:value-type="float">
            <text:p>807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84" calcext:value-type="float">
            <text:p>808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97" calcext:value-type="float">
            <text:p>80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11" calcext:value-type="float">
            <text:p>811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24" calcext:value-type="float">
            <text:p>812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38" calcext:value-type="float">
            <text:p>813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51" calcext:value-type="float">
            <text:p>815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64" calcext:value-type="float">
            <text:p>816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78" calcext:value-type="float">
            <text:p>817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91" calcext:value-type="float">
            <text:p>819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04" calcext:value-type="float">
            <text:p>820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18" calcext:value-type="float">
            <text:p>82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31" calcext:value-type="float">
            <text:p>82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45" calcext:value-type="float">
            <text:p>824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58" calcext:value-type="float">
            <text:p>825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71" calcext:value-type="float">
            <text:p>827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85" calcext:value-type="float">
            <text:p>828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98" calcext:value-type="float">
            <text:p>829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1" calcext:value-type="float">
            <text:p>83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5" calcext:value-type="float">
            <text:p>832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38" calcext:value-type="float">
            <text:p>833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51" calcext:value-type="float">
            <text:p>835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65" calcext:value-type="float">
            <text:p>836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78" calcext:value-type="float">
            <text:p>837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92" calcext:value-type="float">
            <text:p>839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05" calcext:value-type="float">
            <text:p>840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18" calcext:value-type="float">
            <text:p>841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32" calcext:value-type="float">
            <text:p>843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45" calcext:value-type="float">
            <text:p>844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58" calcext:value-type="float">
            <text:p>845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72" calcext:value-type="float">
            <text:p>847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85" calcext:value-type="float">
            <text:p>848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98" calcext:value-type="float">
            <text:p>849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12" calcext:value-type="float">
            <text:p>851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25" calcext:value-type="float">
            <text:p>852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39" calcext:value-type="float">
            <text:p>853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52" calcext:value-type="float">
            <text:p>855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65" calcext:value-type="float">
            <text:p>856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79" calcext:value-type="float">
            <text:p>857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92" calcext:value-type="float">
            <text:p>859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05" calcext:value-type="float">
            <text:p>860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19" calcext:value-type="float">
            <text:p>861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32" calcext:value-type="float">
            <text:p>863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45" calcext:value-type="float">
            <text:p>864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59" calcext:value-type="float">
            <text:p>865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72" calcext:value-type="float">
            <text:p>867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86" calcext:value-type="float">
            <text:p>868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99" calcext:value-type="float">
            <text:p>869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12" calcext:value-type="float">
            <text:p>871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26" calcext:value-type="float">
            <text:p>872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39" calcext:value-type="float">
            <text:p>873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52" calcext:value-type="float">
            <text:p>875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66" calcext:value-type="float">
            <text:p>876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79" calcext:value-type="float">
            <text:p>877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93" calcext:value-type="float">
            <text:p>879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06" calcext:value-type="float">
            <text:p>880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19" calcext:value-type="float">
            <text:p>88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33" calcext:value-type="float">
            <text:p>883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46" calcext:value-type="float">
            <text:p>884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59" calcext:value-type="float">
            <text:p>885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73" calcext:value-type="float">
            <text:p>887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86" calcext:value-type="float">
            <text:p>888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99" calcext:value-type="float">
            <text:p>88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13" calcext:value-type="float">
            <text:p>891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26" calcext:value-type="float">
            <text:p>892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40" calcext:value-type="float">
            <text:p>894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53" calcext:value-type="float">
            <text:p>895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66" calcext:value-type="float">
            <text:p>896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80" calcext:value-type="float">
            <text:p>898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93" calcext:value-type="float">
            <text:p>899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06" calcext:value-type="float">
            <text:p>90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20" calcext:value-type="float">
            <text:p>902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33" calcext:value-type="float">
            <text:p>90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46" calcext:value-type="float">
            <text:p>90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60" calcext:value-type="float">
            <text:p>906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73" calcext:value-type="float">
            <text:p>907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85" calcext:value-type="float">
            <text:p>908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98" calcext:value-type="float">
            <text:p>909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10" calcext:value-type="float">
            <text:p>91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22" calcext:value-type="float">
            <text:p>912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34" calcext:value-type="float">
            <text:p>913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47" calcext:value-type="float">
            <text:p>914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59" calcext:value-type="float">
            <text:p>915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71" calcext:value-type="float">
            <text:p>917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83" calcext:value-type="float">
            <text:p>918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96" calcext:value-type="float">
            <text:p>919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08" calcext:value-type="float">
            <text:p>92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20" calcext:value-type="float">
            <text:p>922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32" calcext:value-type="float">
            <text:p>92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45" calcext:value-type="float">
            <text:p>924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57" calcext:value-type="float">
            <text:p>925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69" calcext:value-type="float">
            <text:p>926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81" calcext:value-type="float">
            <text:p>928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94" calcext:value-type="float">
            <text:p>929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06" calcext:value-type="float">
            <text:p>930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18" calcext:value-type="float">
            <text:p>93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31" calcext:value-type="float">
            <text:p>93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43" calcext:value-type="float">
            <text:p>93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55" calcext:value-type="float">
            <text:p>93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67" calcext:value-type="float">
            <text:p>936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80" calcext:value-type="float">
            <text:p>93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92" calcext:value-type="float">
            <text:p>93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04" calcext:value-type="float">
            <text:p>94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16" calcext:value-type="float">
            <text:p>94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29" calcext:value-type="float">
            <text:p>94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41" calcext:value-type="float">
            <text:p>944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53" calcext:value-type="float">
            <text:p>945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66" calcext:value-type="float">
            <text:p>946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80" calcext:value-type="float">
            <text:p>948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93" calcext:value-type="float">
            <text:p>949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06" calcext:value-type="float">
            <text:p>95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19" calcext:value-type="float">
            <text:p>951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31" calcext:value-type="float">
            <text:p>95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43" calcext:value-type="float">
            <text:p>954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7" calcext:value-type="float">
            <text:p>955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0" calcext:value-type="float">
            <text:p>957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3" calcext:value-type="float">
            <text:p>958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7" calcext:value-type="float">
            <text:p>95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10" calcext:value-type="float">
            <text:p>96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23" calcext:value-type="float">
            <text:p>962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37" calcext:value-type="float">
            <text:p>963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50" calcext:value-type="float">
            <text:p>965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64" calcext:value-type="float">
            <text:p>966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77" calcext:value-type="float">
            <text:p>967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90" calcext:value-type="float">
            <text:p>969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04" calcext:value-type="float">
            <text:p>970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17" calcext:value-type="float">
            <text:p>97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30" calcext:value-type="float">
            <text:p>973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44" calcext:value-type="float">
            <text:p>974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57" calcext:value-type="float">
            <text:p>975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70" calcext:value-type="float">
            <text:p>977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4" calcext:value-type="float">
            <text:p>978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97" calcext:value-type="float">
            <text:p>979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11" calcext:value-type="float">
            <text:p>98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24" calcext:value-type="float">
            <text:p>982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37" calcext:value-type="float">
            <text:p>983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51" calcext:value-type="float">
            <text:p>985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64" calcext:value-type="float">
            <text:p>986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77" calcext:value-type="float">
            <text:p>987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91" calcext:value-type="float">
            <text:p>989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04" calcext:value-type="float">
            <text:p>990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18" calcext:value-type="float">
            <text:p>991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31" calcext:value-type="float">
            <text:p>993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44" calcext:value-type="float">
            <text:p>994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58" calcext:value-type="float">
            <text:p>995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71" calcext:value-type="float">
            <text:p>997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84" calcext:value-type="float">
            <text:p>998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98" calcext:value-type="float">
            <text:p>999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11" calcext:value-type="float">
            <text:p>1001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24" calcext:value-type="float">
            <text:p>100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38" calcext:value-type="float">
            <text:p>1003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51" calcext:value-type="float">
            <text:p>1005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65" calcext:value-type="float">
            <text:p>1006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78" calcext:value-type="float">
            <text:p>1007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91" calcext:value-type="float">
            <text:p>1009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05" calcext:value-type="float">
            <text:p>1010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8" calcext:value-type="float">
            <text:p>1011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31" calcext:value-type="float">
            <text:p>1013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45" calcext:value-type="float">
            <text:p>1014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58" calcext:value-type="float">
            <text:p>1015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71" calcext:value-type="float">
            <text:p>1017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85" calcext:value-type="float">
            <text:p>1018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98" calcext:value-type="float">
            <text:p>1019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12" calcext:value-type="float">
            <text:p>1021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25" calcext:value-type="float">
            <text:p>1022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38" calcext:value-type="float">
            <text:p>1023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52" calcext:value-type="float">
            <text:p>1025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65" calcext:value-type="float">
            <text:p>1026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78" calcext:value-type="float">
            <text:p>1027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92" calcext:value-type="float">
            <text:p>1029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05" calcext:value-type="float">
            <text:p>103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18" calcext:value-type="float">
            <text:p>103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32" calcext:value-type="float">
            <text:p>1033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45" calcext:value-type="float">
            <text:p>1034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59" calcext:value-type="float">
            <text:p>1035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72" calcext:value-type="float">
            <text:p>1037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85" calcext:value-type="float">
            <text:p>1038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99" calcext:value-type="float">
            <text:p>1039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12" calcext:value-type="float">
            <text:p>1041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25" calcext:value-type="float">
            <text:p>104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39" calcext:value-type="float">
            <text:p>1043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52" calcext:value-type="float">
            <text:p>104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66" calcext:value-type="float">
            <text:p>1046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79" calcext:value-type="float">
            <text:p>1047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92" calcext:value-type="float">
            <text:p>1049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06" calcext:value-type="float">
            <text:p>105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19" calcext:value-type="float">
            <text:p>1051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32" calcext:value-type="float">
            <text:p>1053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46" calcext:value-type="float">
            <text:p>1054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59" calcext:value-type="float">
            <text:p>1055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72" calcext:value-type="float">
            <text:p>1057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86" calcext:value-type="float">
            <text:p>1058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99" calcext:value-type="float">
            <text:p>1059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13" calcext:value-type="float">
            <text:p>1061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26" calcext:value-type="float">
            <text:p>1062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39" calcext:value-type="float">
            <text:p>1063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53" calcext:value-type="float">
            <text:p>106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66" calcext:value-type="float">
            <text:p>1066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79" calcext:value-type="float">
            <text:p>106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93" calcext:value-type="float">
            <text:p>1069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06" calcext:value-type="float">
            <text:p>1070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19" calcext:value-type="float">
            <text:p>1071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33" calcext:value-type="float">
            <text:p>1073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46" calcext:value-type="float">
            <text:p>1074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60" calcext:value-type="float">
            <text:p>1076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73" calcext:value-type="float">
            <text:p>107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86" calcext:value-type="float">
            <text:p>107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00" calcext:value-type="float">
            <text:p>108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13" calcext:value-type="float">
            <text:p>108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26" calcext:value-type="float">
            <text:p>108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40" calcext:value-type="float">
            <text:p>1084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53" calcext:value-type="float">
            <text:p>1085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66" calcext:value-type="float">
            <text:p>1086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80" calcext:value-type="float">
            <text:p>108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93" calcext:value-type="float">
            <text:p>1089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07" calcext:value-type="float">
            <text:p>1090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20" calcext:value-type="float">
            <text:p>1092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33" calcext:value-type="float">
            <text:p>1093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47" calcext:value-type="float">
            <text:p>1094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60" calcext:value-type="float">
            <text:p>1096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73" calcext:value-type="float">
            <text:p>109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87" calcext:value-type="float">
            <text:p>1098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14" calcext:value-type="float">
            <text:p>110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27" calcext:value-type="float">
            <text:p>1102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40" calcext:value-type="float">
            <text:p>1104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54" calcext:value-type="float">
            <text:p>1105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67" calcext:value-type="float">
            <text:p>1106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80" calcext:value-type="float">
            <text:p>1108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94" calcext:value-type="float">
            <text:p>1109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07" calcext:value-type="float">
            <text:p>1110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20" calcext:value-type="float">
            <text:p>11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34" calcext:value-type="float">
            <text:p>1113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47" calcext:value-type="float">
            <text:p>1114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61" calcext:value-type="float">
            <text:p>111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74" calcext:value-type="float">
            <text:p>111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87" calcext:value-type="float">
            <text:p>1118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01" calcext:value-type="float">
            <text:p>1120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14" calcext:value-type="float">
            <text:p>112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27" calcext:value-type="float">
            <text:p>1122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41" calcext:value-type="float">
            <text:p>1124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54" calcext:value-type="float">
            <text:p>1125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67" calcext:value-type="float">
            <text:p>1126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81" calcext:value-type="float">
            <text:p>1128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94" calcext:value-type="float">
            <text:p>1129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08" calcext:value-type="float">
            <text:p>113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21" calcext:value-type="float">
            <text:p>1132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34" calcext:value-type="float">
            <text:p>1133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48" calcext:value-type="float">
            <text:p>1134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61" calcext:value-type="float">
            <text:p>1136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74" calcext:value-type="float">
            <text:p>1137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88" calcext:value-type="float">
            <text:p>1138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01" calcext:value-type="float">
            <text:p>1140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15" calcext:value-type="float">
            <text:p>1141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28" calcext:value-type="float">
            <text:p>1142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41" calcext:value-type="float">
            <text:p>1144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55" calcext:value-type="float">
            <text:p>1145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68" calcext:value-type="float">
            <text:p>114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81" calcext:value-type="float">
            <text:p>1148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95" calcext:value-type="float">
            <text:p>1149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08" calcext:value-type="float">
            <text:p>1150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21" calcext:value-type="float">
            <text:p>1152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35" calcext:value-type="float">
            <text:p>1153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48" calcext:value-type="float">
            <text:p>1154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62" calcext:value-type="float">
            <text:p>115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75" calcext:value-type="float">
            <text:p>1157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88" calcext:value-type="float">
            <text:p>1158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02" calcext:value-type="float">
            <text:p>1160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15" calcext:value-type="float">
            <text:p>1161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28" calcext:value-type="float">
            <text:p>116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42" calcext:value-type="float">
            <text:p>1164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55" calcext:value-type="float">
            <text:p>1165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68" calcext:value-type="float">
            <text:p>1166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82" calcext:value-type="float">
            <text:p>1168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95" calcext:value-type="float">
            <text:p>1169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09" calcext:value-type="float">
            <text:p>1170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22" calcext:value-type="float">
            <text:p>1172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35" calcext:value-type="float">
            <text:p>117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49" calcext:value-type="float">
            <text:p>1174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62" calcext:value-type="float">
            <text:p>117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775" calcext:value-type="float">
            <text:p>1177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789" calcext:value-type="float">
            <text:p>1178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802" calcext:value-type="float">
            <text:p>1180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15" calcext:value-type="float">
            <text:p>1181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29" calcext:value-type="float">
            <text:p>1182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42" calcext:value-type="float">
            <text:p>1184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56" calcext:value-type="float">
            <text:p>1185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69" calcext:value-type="float">
            <text:p>1186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82" calcext:value-type="float">
            <text:p>1188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96" calcext:value-type="float">
            <text:p>1189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09" calcext:value-type="float">
            <text:p>1190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22" calcext:value-type="float">
            <text:p>1192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36" calcext:value-type="float">
            <text:p>1193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49" calcext:value-type="float">
            <text:p>119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63" calcext:value-type="float">
            <text:p>1196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76" calcext:value-type="float">
            <text:p>1197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89" calcext:value-type="float">
            <text:p>1198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03" calcext:value-type="float">
            <text:p>120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16" calcext:value-type="float">
            <text:p>120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29" calcext:value-type="float">
            <text:p>1202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43" calcext:value-type="float">
            <text:p>1204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56" calcext:value-type="float">
            <text:p>1205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69" calcext:value-type="float">
            <text:p>1206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83" calcext:value-type="float">
            <text:p>1208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96" calcext:value-type="float">
            <text:p>1209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110" calcext:value-type="float">
            <text:p>121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123" calcext:value-type="float">
            <text:p>121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36" calcext:value-type="float">
            <text:p>121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50" calcext:value-type="float">
            <text:p>1215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63" calcext:value-type="float">
            <text:p>1216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76" calcext:value-type="float">
            <text:p>1217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90" calcext:value-type="float">
            <text:p>1219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203" calcext:value-type="float">
            <text:p>1220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16" calcext:value-type="float">
            <text:p>1221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30" calcext:value-type="float">
            <text:p>1223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43" calcext:value-type="float">
            <text:p>122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57" calcext:value-type="float">
            <text:p>1225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70" calcext:value-type="float">
            <text:p>1227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83" calcext:value-type="float">
            <text:p>1228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97" calcext:value-type="float">
            <text:p>1229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10" calcext:value-type="float">
            <text:p>12310</text:p>
          </table:table-cell>
          <table:table-cell table:number-columns-repeated="5"/>
        </table:table-row>
        <table:table-row table:style-name="ro1" table:number-rows-repeated="10476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3:37:24.531703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5:14:00.997746501</meta:creation-date>
    <dc:date>2024-01-19T13:37:36.492223821</dc:date>
    <meta:editing-duration>PT1H33M7S</meta:editing-duration>
    <meta:editing-cycles>5</meta:editing-cycles>
    <meta:generator>LibreOffice/7.5.9.2$Linux_X86_64 LibreOffice_project/50$Build-2</meta:generator>
    <meta:document-statistic meta:table-count="1" meta:cell-count="189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68cm" svg:height="12.126cm" xlink:href=".." xlink:type="simple" chart:class="chart:scatter" chart:column-mapping="1 0" chart:style-name="ch1">
        <chart:legend chart:legend-position="end" svg:x="16.716cm" svg:y="5.764cm" style:legend-expansion="high" chart:style-name="ch2"/>
        <chart:plot-area chart:style-name="ch3" table:cell-range-address="'p=13.5'.A2:'p=13.5'.B940" svg:x="0.391cm" svg:y="0.242cm" svg:width="15.934cm" svg:height="11.642cm">
          <chart:coordinate-region svg:x="1.012cm" svg:y="0.441cm" svg:width="14.849cm" svg:height="10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13.5'.A2:'p=13.5'.A940" chart:class="chart:scatter">
            <chart:domain table:cell-range-address="'p=13.5'.B2:'p=13.5'.B940"/>
            <chart:data-point chart:repeated="9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p=13.5'.B2:'p=13.5'.B940</svg:desc>
                </draw:g>
              </table:table-cell>
              <table:table-cell office:value-type="float" office:value="34">
                <text:p>34</text:p>
                <draw:g>
                  <svg:desc>'p=13.5'.A2:'p=13.5'.A9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">
                <text:p>1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">
                <text:p>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">
                <text:p>1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">
                <text:p>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">
                <text:p>2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">
                <text:p>2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">
                <text:p>2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">
                <text:p>2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8">
                <text:p>2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1">
                <text:p>3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">
                <text:p>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7">
                <text:p>3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">
                <text:p>3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">
                <text:p>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">
                <text:p>3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">
                <text:p>3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">
                <text:p>4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">
                <text:p>4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3">
                <text:p>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">
                <text:p>4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8">
                <text:p>4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0">
                <text:p>4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2">
                <text:p>4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">
                <text:p>4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7">
                <text:p>5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9">
                <text:p>5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1">
                <text:p>5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3">
                <text:p>5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">
                <text:p>5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8">
                <text:p>5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2">
                <text:p>5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5">
                <text:p>6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7">
                <text:p>6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9">
                <text:p>6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1">
                <text:p>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4">
                <text:p>6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6">
                <text:p>6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8">
                <text:p>6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0">
                <text:p>6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3">
                <text:p>7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5">
                <text:p>7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7">
                <text:p>7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9">
                <text:p>7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2">
                <text:p>7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4">
                <text:p>7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6">
                <text:p>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8">
                <text:p>7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1">
                <text:p>8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3">
                <text:p>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5">
                <text:p>8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7">
                <text:p>8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0">
                <text:p>8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2">
                <text:p>8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4">
                <text:p>8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6">
                <text:p>8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9">
                <text:p>8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1">
                <text:p>9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3">
                <text:p>9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5">
                <text:p>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8">
                <text:p>9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2">
                <text:p>9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4">
                <text:p>9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7">
                <text:p>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9">
                <text:p>1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2">
                <text:p>10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6">
                <text:p>10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9">
                <text:p>10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2">
                <text:p>10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6">
                <text:p>10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9">
                <text:p>10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3">
                <text:p>11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6">
                <text:p>11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9">
                <text:p>11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43">
                <text:p>1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6">
                <text:p>11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9">
                <text:p>11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3">
                <text:p>1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6">
                <text:p>1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9">
                <text:p>12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23">
                <text:p>12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6">
                <text:p>1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0">
                <text:p>1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2">
                <text:p>12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4">
                <text:p>1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6">
                <text:p>1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9">
                <text:p>1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1">
                <text:p>1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23">
                <text:p>13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5">
                <text:p>1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48">
                <text:p>1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60">
                <text:p>1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72">
                <text:p>13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84">
                <text:p>1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97">
                <text:p>13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9">
                <text:p>14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1">
                <text:p>1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33">
                <text:p>1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6">
                <text:p>14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58">
                <text:p>1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0">
                <text:p>14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2">
                <text:p>14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5">
                <text:p>1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7">
                <text:p>15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19">
                <text:p>15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31">
                <text:p>1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4">
                <text:p>1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6">
                <text:p>1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68">
                <text:p>15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0">
                <text:p>1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93">
                <text:p>15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05">
                <text:p>16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7">
                <text:p>16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29">
                <text:p>1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42">
                <text:p>16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4">
                <text:p>16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66">
                <text:p>16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78">
                <text:p>16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1">
                <text:p>16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03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15">
                <text:p>17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29">
                <text:p>17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42">
                <text:p>17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5">
                <text:p>17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9">
                <text:p>17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82">
                <text:p>17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95">
                <text:p>17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9">
                <text:p>18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22">
                <text:p>18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35">
                <text:p>18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49">
                <text:p>18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62">
                <text:p>1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76">
                <text:p>18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89">
                <text:p>1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02">
                <text:p>19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16">
                <text:p>19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29">
                <text:p>19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42">
                <text:p>1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56">
                <text:p>19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69">
                <text:p>19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2">
                <text:p>1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6">
                <text:p>1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9">
                <text:p>2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23">
                <text:p>20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36">
                <text:p>20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49">
                <text:p>20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63">
                <text:p>2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76">
                <text:p>20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89">
                <text:p>2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03">
                <text:p>2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16">
                <text:p>21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30">
                <text:p>2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43">
                <text:p>2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56">
                <text:p>21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70">
                <text:p>2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83">
                <text:p>21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96">
                <text:p>21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10">
                <text:p>2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23">
                <text:p>22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36">
                <text:p>2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0">
                <text:p>22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63">
                <text:p>2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77">
                <text:p>2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0">
                <text:p>22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03">
                <text:p>23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17">
                <text:p>23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30">
                <text:p>23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43">
                <text:p>23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57">
                <text:p>23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70">
                <text:p>23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83">
                <text:p>23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97">
                <text:p>23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10">
                <text:p>24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24">
                <text:p>24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37">
                <text:p>24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50">
                <text:p>24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64">
                <text:p>24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77">
                <text:p>24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90">
                <text:p>24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04">
                <text:p>25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17">
                <text:p>25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30">
                <text:p>25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44">
                <text:p>25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57">
                <text:p>25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71">
                <text:p>2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84">
                <text:p>25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97">
                <text:p>25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11">
                <text:p>2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24">
                <text:p>2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37">
                <text:p>26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51">
                <text:p>2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64">
                <text:p>26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78">
                <text:p>2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91">
                <text:p>26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04">
                <text:p>2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18">
                <text:p>2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31">
                <text:p>27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44">
                <text:p>27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58">
                <text:p>27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71">
                <text:p>27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84">
                <text:p>27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98">
                <text:p>2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11">
                <text:p>28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23">
                <text:p>28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36">
                <text:p>28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48">
                <text:p>28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60">
                <text:p>28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72">
                <text:p>2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85">
                <text:p>28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97">
                <text:p>28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09">
                <text:p>2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21">
                <text:p>2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34">
                <text:p>29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46">
                <text:p>29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58">
                <text:p>2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70">
                <text:p>29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83">
                <text:p>29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95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07">
                <text:p>3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19">
                <text:p>30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32">
                <text:p>30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44">
                <text:p>30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56">
                <text:p>30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68">
                <text:p>30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81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93">
                <text:p>30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05">
                <text:p>3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17">
                <text:p>3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30">
                <text:p>3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42">
                <text:p>31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54">
                <text:p>3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66">
                <text:p>3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79">
                <text:p>3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91">
                <text:p>31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04">
                <text:p>3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18">
                <text:p>3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31">
                <text:p>3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43">
                <text:p>32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56">
                <text:p>3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68">
                <text:p>32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80">
                <text:p>32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93">
                <text:p>3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07">
                <text:p>33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20">
                <text:p>33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34">
                <text:p>3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47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60">
                <text:p>3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74">
                <text:p>33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87">
                <text:p>33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00">
                <text:p>3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14">
                <text:p>3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27">
                <text:p>34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40">
                <text:p>34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54">
                <text:p>34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67">
                <text:p>34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81">
                <text:p>34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94">
                <text:p>3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07">
                <text:p>35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21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34">
                <text:p>35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47">
                <text:p>35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61">
                <text:p>35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74">
                <text:p>3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88">
                <text:p>3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01">
                <text:p>36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14">
                <text:p>3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28">
                <text:p>36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41">
                <text:p>36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54">
                <text:p>36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68">
                <text:p>36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81">
                <text:p>36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94">
                <text:p>36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08">
                <text:p>37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21">
                <text:p>37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35">
                <text:p>37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48">
                <text:p>37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61">
                <text:p>37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75">
                <text:p>37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88">
                <text:p>3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01">
                <text:p>38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15">
                <text:p>3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28">
                <text:p>3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41">
                <text:p>38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55">
                <text:p>38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68">
                <text:p>38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82">
                <text:p>38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95">
                <text:p>38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08">
                <text:p>39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22">
                <text:p>39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35">
                <text:p>39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48">
                <text:p>39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62">
                <text:p>39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75">
                <text:p>39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89">
                <text:p>3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02">
                <text:p>4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15">
                <text:p>40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29">
                <text:p>40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42">
                <text:p>4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55">
                <text:p>4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69">
                <text:p>4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82">
                <text:p>40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95">
                <text:p>40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09">
                <text:p>41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22">
                <text:p>41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36">
                <text:p>4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49">
                <text:p>41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62">
                <text:p>4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76">
                <text:p>41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89">
                <text:p>41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02">
                <text:p>4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16">
                <text:p>42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29">
                <text:p>4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42">
                <text:p>42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56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69">
                <text:p>42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83">
                <text:p>42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96">
                <text:p>42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09">
                <text:p>43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23">
                <text:p>43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36">
                <text:p>4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49">
                <text:p>4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63">
                <text:p>43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75">
                <text:p>4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87">
                <text:p>43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00">
                <text:p>4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12">
                <text:p>44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24">
                <text:p>44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36">
                <text:p>44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49">
                <text:p>44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61">
                <text:p>4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73">
                <text:p>44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85">
                <text:p>4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98">
                <text:p>44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10">
                <text:p>4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22">
                <text:p>45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34">
                <text:p>45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47">
                <text:p>4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59">
                <text:p>4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71">
                <text:p>4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83">
                <text:p>4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96">
                <text:p>45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08">
                <text:p>4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20">
                <text:p>4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32">
                <text:p>4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45">
                <text:p>46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57">
                <text:p>4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69">
                <text:p>4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81">
                <text:p>46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94">
                <text:p>46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06">
                <text:p>4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18">
                <text:p>4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30">
                <text:p>4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43">
                <text:p>47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55">
                <text:p>47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67">
                <text:p>47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79">
                <text:p>47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92">
                <text:p>4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04">
                <text:p>4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16">
                <text:p>4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28">
                <text:p>48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42">
                <text:p>48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55">
                <text:p>4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68">
                <text:p>48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82">
                <text:p>48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95">
                <text:p>48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09">
                <text:p>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22">
                <text:p>4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35">
                <text:p>49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49">
                <text:p>49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62">
                <text:p>49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75">
                <text:p>49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89">
                <text:p>4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02">
                <text:p>50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15">
                <text:p>5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29">
                <text:p>50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42">
                <text:p>50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56">
                <text:p>50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69">
                <text:p>50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82">
                <text:p>50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96">
                <text:p>5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9">
                <text:p>51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22">
                <text:p>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36">
                <text:p>5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49">
                <text:p>51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63">
                <text:p>51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76">
                <text:p>51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89">
                <text:p>51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03">
                <text:p>52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16">
                <text:p>52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29">
                <text:p>52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43">
                <text:p>5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56">
                <text:p>52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69">
                <text:p>52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83">
                <text:p>5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96">
                <text:p>5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10">
                <text:p>53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23">
                <text:p>53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36">
                <text:p>53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50">
                <text:p>53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63">
                <text:p>53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76">
                <text:p>53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90">
                <text:p>5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403">
                <text:p>54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416">
                <text:p>54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430">
                <text:p>54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443">
                <text:p>54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57">
                <text:p>54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70">
                <text:p>54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483">
                <text:p>5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97">
                <text:p>54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10">
                <text:p>55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523">
                <text:p>55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537">
                <text:p>55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550">
                <text:p>55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563">
                <text:p>5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77">
                <text:p>55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90">
                <text:p>55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04">
                <text:p>56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617">
                <text:p>56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630">
                <text:p>56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44">
                <text:p>56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57">
                <text:p>56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70">
                <text:p>56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84">
                <text:p>56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97">
                <text:p>56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711">
                <text:p>57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724">
                <text:p>5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737">
                <text:p>57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51">
                <text:p>57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764">
                <text:p>5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77">
                <text:p>5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791">
                <text:p>57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804">
                <text:p>58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817">
                <text:p>58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831">
                <text:p>5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844">
                <text:p>58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58">
                <text:p>5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871">
                <text:p>58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84">
                <text:p>58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98">
                <text:p>58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911">
                <text:p>59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924">
                <text:p>59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938">
                <text:p>59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951">
                <text:p>59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964">
                <text:p>5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978">
                <text:p>5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91">
                <text:p>5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05">
                <text:p>60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17">
                <text:p>6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29">
                <text:p>60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41">
                <text:p>60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54">
                <text:p>6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66">
                <text:p>60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78">
                <text:p>60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90">
                <text:p>60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03">
                <text:p>6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15">
                <text:p>6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27">
                <text:p>6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39">
                <text:p>6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52">
                <text:p>6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64">
                <text:p>6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76">
                <text:p>6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88">
                <text:p>6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01">
                <text:p>6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13">
                <text:p>6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25">
                <text:p>62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37">
                <text:p>6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50">
                <text:p>6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262">
                <text:p>6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274">
                <text:p>62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286">
                <text:p>6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299">
                <text:p>6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311">
                <text:p>6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23">
                <text:p>6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335">
                <text:p>6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48">
                <text:p>63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60">
                <text:p>63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372">
                <text:p>6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384">
                <text:p>63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397">
                <text:p>63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09">
                <text:p>6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421">
                <text:p>6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35">
                <text:p>64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448">
                <text:p>64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461">
                <text:p>64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475">
                <text:p>64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488">
                <text:p>64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01">
                <text:p>65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15">
                <text:p>65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28">
                <text:p>65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541">
                <text:p>65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555">
                <text:p>65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568">
                <text:p>6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582">
                <text:p>65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595">
                <text:p>6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22">
                <text:p>66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35">
                <text:p>66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48">
                <text:p>6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62">
                <text:p>66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75">
                <text:p>66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88">
                <text:p>66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02">
                <text:p>67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15">
                <text:p>67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29">
                <text:p>67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42">
                <text:p>67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55">
                <text:p>67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69">
                <text:p>67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82">
                <text:p>67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95">
                <text:p>67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809">
                <text:p>68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822">
                <text:p>68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35">
                <text:p>68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49">
                <text:p>68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862">
                <text:p>68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76">
                <text:p>68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89">
                <text:p>6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902">
                <text:p>69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916">
                <text:p>6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929">
                <text:p>69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942">
                <text:p>69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956">
                <text:p>69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969">
                <text:p>69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83">
                <text:p>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996">
                <text:p>69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009">
                <text:p>7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023">
                <text:p>70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036">
                <text:p>70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049">
                <text:p>7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063">
                <text:p>7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076">
                <text:p>70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089">
                <text:p>7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103">
                <text:p>7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116">
                <text:p>71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130">
                <text:p>7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143">
                <text:p>71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156">
                <text:p>71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170">
                <text:p>71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183">
                <text:p>71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196">
                <text:p>71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210">
                <text:p>72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223">
                <text:p>72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236">
                <text:p>72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250">
                <text:p>7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263">
                <text:p>72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277">
                <text:p>72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290">
                <text:p>7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303">
                <text:p>73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317">
                <text:p>73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330">
                <text:p>7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343">
                <text:p>7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357">
                <text:p>7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370">
                <text:p>7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384">
                <text:p>7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397">
                <text:p>73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410">
                <text:p>74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424">
                <text:p>74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437">
                <text:p>74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450">
                <text:p>74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464">
                <text:p>7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477">
                <text:p>74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490">
                <text:p>74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504">
                <text:p>7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517">
                <text:p>7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31">
                <text:p>75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544">
                <text:p>75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557">
                <text:p>75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570">
                <text:p>7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82">
                <text:p>7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594">
                <text:p>75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606">
                <text:p>76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619">
                <text:p>76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631">
                <text:p>76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643">
                <text:p>76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655">
                <text:p>7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68">
                <text:p>7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680">
                <text:p>7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692">
                <text:p>76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704">
                <text:p>7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717">
                <text:p>7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729">
                <text:p>7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741">
                <text:p>77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753">
                <text:p>77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66">
                <text:p>7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78">
                <text:p>77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790">
                <text:p>77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802">
                <text:p>78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815">
                <text:p>78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827">
                <text:p>78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839">
                <text:p>78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851">
                <text:p>78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864">
                <text:p>7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876">
                <text:p>78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888">
                <text:p>78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900">
                <text:p>79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913">
                <text:p>79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925">
                <text:p>79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937">
                <text:p>7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950">
                <text:p>7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964">
                <text:p>79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977">
                <text:p>79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991">
                <text:p>79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004">
                <text:p>80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017">
                <text:p>80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031">
                <text:p>80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044">
                <text:p>8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057">
                <text:p>8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71">
                <text:p>80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084">
                <text:p>8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97">
                <text:p>80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11">
                <text:p>8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124">
                <text:p>8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138">
                <text:p>8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51">
                <text:p>8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164">
                <text:p>8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178">
                <text:p>8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191">
                <text:p>81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204">
                <text:p>82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218">
                <text:p>82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231">
                <text:p>82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245">
                <text:p>8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258">
                <text:p>82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271">
                <text:p>82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285">
                <text:p>8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298">
                <text:p>82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311">
                <text:p>83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325">
                <text:p>8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338">
                <text:p>83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351">
                <text:p>83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65">
                <text:p>83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378">
                <text:p>83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392">
                <text:p>83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405">
                <text:p>84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418">
                <text:p>84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432">
                <text:p>84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445">
                <text:p>84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458">
                <text:p>84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472">
                <text:p>84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485">
                <text:p>84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498">
                <text:p>8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512">
                <text:p>8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525">
                <text:p>85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539">
                <text:p>8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552">
                <text:p>8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565">
                <text:p>85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579">
                <text:p>85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592">
                <text:p>85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605">
                <text:p>8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619">
                <text:p>86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632">
                <text:p>86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645">
                <text:p>86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659">
                <text:p>86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672">
                <text:p>86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686">
                <text:p>8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699">
                <text:p>86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712">
                <text:p>87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726">
                <text:p>8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739">
                <text:p>87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752">
                <text:p>87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766">
                <text:p>87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779">
                <text:p>87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793">
                <text:p>8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806">
                <text:p>88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819">
                <text:p>88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833">
                <text:p>8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846">
                <text:p>88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859">
                <text:p>88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873">
                <text:p>8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886">
                <text:p>8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899">
                <text:p>88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913">
                <text:p>8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926">
                <text:p>89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940">
                <text:p>89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953">
                <text:p>89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966">
                <text:p>89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980">
                <text:p>89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993">
                <text:p>89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006">
                <text:p>9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020">
                <text:p>90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033">
                <text:p>90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046">
                <text:p>90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060">
                <text:p>90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073">
                <text:p>9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085">
                <text:p>90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098">
                <text:p>90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110">
                <text:p>9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122">
                <text:p>9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134">
                <text:p>9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147">
                <text:p>9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159">
                <text:p>9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171">
                <text:p>9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83">
                <text:p>9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196">
                <text:p>9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208">
                <text:p>9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220">
                <text:p>9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232">
                <text:p>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245">
                <text:p>92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257">
                <text:p>92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269">
                <text:p>92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281">
                <text:p>9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294">
                <text:p>9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306">
                <text:p>93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318">
                <text:p>9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331">
                <text:p>9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343">
                <text:p>9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355">
                <text:p>93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367">
                <text:p>93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380">
                <text:p>93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392">
                <text:p>9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404">
                <text:p>94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416">
                <text:p>94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429">
                <text:p>9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441">
                <text:p>94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453">
                <text:p>9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466">
                <text:p>94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480">
                <text:p>94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493">
                <text:p>9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506">
                <text:p>9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519">
                <text:p>95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531">
                <text:p>9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543">
                <text:p>95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557">
                <text:p>9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570">
                <text:p>95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583">
                <text:p>95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597">
                <text:p>95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10">
                <text:p>96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623">
                <text:p>96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637">
                <text:p>9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650">
                <text:p>9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664">
                <text:p>96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677">
                <text:p>9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690">
                <text:p>96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704">
                <text:p>9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717">
                <text:p>9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730">
                <text:p>97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744">
                <text:p>97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757">
                <text:p>97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770">
                <text:p>97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784">
                <text:p>97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797">
                <text:p>97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811">
                <text:p>98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824">
                <text:p>98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837">
                <text:p>98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851">
                <text:p>98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864">
                <text:p>98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877">
                <text:p>98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891">
                <text:p>98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04">
                <text:p>99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18">
                <text:p>99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931">
                <text:p>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944">
                <text:p>99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958">
                <text:p>9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971">
                <text:p>99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84">
                <text:p>99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998">
                <text:p>99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11">
                <text:p>100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24">
                <text:p>100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038">
                <text:p>100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51">
                <text:p>100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65">
                <text:p>100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78">
                <text:p>100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91">
                <text:p>100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105">
                <text:p>101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118">
                <text:p>101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131">
                <text:p>101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145">
                <text:p>101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158">
                <text:p>101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171">
                <text:p>10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185">
                <text:p>10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198">
                <text:p>10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212">
                <text:p>102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225">
                <text:p>102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238">
                <text:p>102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252">
                <text:p>102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265">
                <text:p>10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278">
                <text:p>102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292">
                <text:p>102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305">
                <text:p>10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318">
                <text:p>10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332">
                <text:p>103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345">
                <text:p>10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359">
                <text:p>103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372">
                <text:p>103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385">
                <text:p>103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399">
                <text:p>103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412">
                <text:p>104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425">
                <text:p>10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439">
                <text:p>104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452">
                <text:p>104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466">
                <text:p>10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479">
                <text:p>104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492">
                <text:p>104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506">
                <text:p>105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519">
                <text:p>10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532">
                <text:p>105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546">
                <text:p>105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559">
                <text:p>10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572">
                <text:p>105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586">
                <text:p>1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599">
                <text:p>105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613">
                <text:p>10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626">
                <text:p>10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639">
                <text:p>106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653">
                <text:p>106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666">
                <text:p>106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679">
                <text:p>106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693">
                <text:p>106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706">
                <text:p>10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719">
                <text:p>107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733">
                <text:p>10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746">
                <text:p>10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760">
                <text:p>107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773">
                <text:p>10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786">
                <text:p>107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800">
                <text:p>108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813">
                <text:p>10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826">
                <text:p>108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840">
                <text:p>108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853">
                <text:p>108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866">
                <text:p>10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880">
                <text:p>108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893">
                <text:p>108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907">
                <text:p>109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920">
                <text:p>109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933">
                <text:p>109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947">
                <text:p>10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960">
                <text:p>10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973">
                <text:p>109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987">
                <text:p>10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000">
                <text:p>11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014">
                <text:p>110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027">
                <text:p>110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040">
                <text:p>110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054">
                <text:p>110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067">
                <text:p>110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080">
                <text:p>110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094">
                <text:p>110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107">
                <text:p>1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120">
                <text:p>11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134">
                <text:p>11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147">
                <text:p>11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161">
                <text:p>111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174">
                <text:p>11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187">
                <text:p>11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201">
                <text:p>112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214">
                <text:p>11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227">
                <text:p>1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241">
                <text:p>112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254">
                <text:p>112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267">
                <text:p>11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281">
                <text:p>11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294">
                <text:p>112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308">
                <text:p>11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321">
                <text:p>113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334">
                <text:p>113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348">
                <text:p>113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361">
                <text:p>11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374">
                <text:p>113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388">
                <text:p>113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401">
                <text:p>114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415">
                <text:p>11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428">
                <text:p>114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441">
                <text:p>114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455">
                <text:p>11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468">
                <text:p>114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481">
                <text:p>114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495">
                <text:p>114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508">
                <text:p>11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521">
                <text:p>115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535">
                <text:p>11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548">
                <text:p>115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562">
                <text:p>115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575">
                <text:p>115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588">
                <text:p>115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602">
                <text:p>116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615">
                <text:p>11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628">
                <text:p>116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642">
                <text:p>11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655">
                <text:p>116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668">
                <text:p>116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682">
                <text:p>116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695">
                <text:p>116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709">
                <text:p>11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722">
                <text:p>117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735">
                <text:p>117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49">
                <text:p>117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762">
                <text:p>117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775">
                <text:p>117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789">
                <text:p>117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802">
                <text:p>118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815">
                <text:p>118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29">
                <text:p>11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842">
                <text:p>118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856">
                <text:p>118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869">
                <text:p>11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882">
                <text:p>118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896">
                <text:p>118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909">
                <text:p>119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922">
                <text:p>119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936">
                <text:p>119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949">
                <text:p>119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963">
                <text:p>11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976">
                <text:p>1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989">
                <text:p>11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003">
                <text:p>12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016">
                <text:p>120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029">
                <text:p>120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043">
                <text:p>120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056">
                <text:p>120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069">
                <text:p>12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083">
                <text:p>12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096">
                <text:p>12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110">
                <text:p>12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23">
                <text:p>121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136">
                <text:p>12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150">
                <text:p>12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163">
                <text:p>12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176">
                <text:p>1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190">
                <text:p>12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203">
                <text:p>12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216">
                <text:p>1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230">
                <text:p>12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243">
                <text:p>122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257">
                <text:p>12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270">
                <text:p>12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283">
                <text:p>12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297">
                <text:p>12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310">
                <text:p>123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